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divides the job getting data for components between many different classes and concepts.</text:p>
              </text:list-item>
              <text:list-item>
                <text:p>These are Model, Store and Proxy.</text:p>
              </text:list-item>
              <text:list-item>
                <text:p>These three together combine to form the Model in Model-View paradigm. They, together, collaborate to fetch the data from the server and expose it to the widget needing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t.data.Stor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define a store you must have a model.</text:p>
              </text:list-item>
              <text:list-item>
                <text:p>You can define the model in-lined in the store definition. This is the old/pre ext4 way.</text:p>
              </text:list-item>
              <text:list-item>
                <text:p>Or you can define a model class separately and set the property <text:span text:style-name="T1">model</text:span> <text:span text:style-name="T2">of the store to point to it. This is the new/ext4 recommended way.</text:span></text:p>
              </text:list-item>
              <text:list-item>
                <text:p><text:span text:style-name="T2">See example (</text:span><text:span text:style-name="T1">store_style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proxy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If you want a store to fetch data from your server you must configure a <text:span text:style-name="T1">proxy </text:span><text:span text:style-name="T2">for it.</text:span></text:p>
              </text:list-item>
              <text:list-item>
                <text:p><text:span text:style-name="T2">The proxy is the object in charge of getting and storing the data on the server.</text:span></text:p>
              </text:list-item>
              <text:list-item>
                <text:p><text:span text:style-name="T2">Another option is to put the data in-line in the store and avoid defining a proxy. This is fine for constant data that doesn't change frequently.</text:span></text:p>
              </text:list-item>
              <text:list-item>
                <text:p><text:span text:style-name="T2">See example (</text:span><text:span text:style-name="T1">store_data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x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ExtJs comes with a some predefined proxies so that you would not need to code them yourself.</text:span></text:p>
              </text:list-item>
              <text:list-item>
                <text:p><text:span text:style-name="T2">Not all proxies are created equal, some know only how to read data from the server, some know how to write.</text:span></text:p>
              </text:list-item>
              <text:list-item>
                <text:p><text:span text:style-name="T2">For now we will use </text:span><text:span text:style-name="T1">Ext.data.reader.Json</text:span><text:span text:style-name="T2"> which is the simplest proxy. It only reads from the server and uses a simple JSON forma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T25M28S</meta:editing-duration>
    <meta:editing-cycles>6</meta:editing-cycles>
    <dc:date>2012-05-17T07:07:05</dc:date>
    <meta:generator>LibreOffice/3.5$Linux_x86 LibreOffice_project/350m1$Build-2</meta:generator>
    <meta:document-statistic meta:object-count="44"/>
  </office:meta>
</office:document-meta>
</file>